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7931253473" calcext:value-type="float">
            <text:p>97,79</text:p>
          </table:table-cell>
          <table:table-cell table:style-name="ce3" table:formula="of:=100 - SUM([.A2:.B2])" office:value-type="float" office:value="2.20687465269999" calcext:value-type="float">
            <text:p>2,21</text:p>
          </table:table-cell>
          <table:table-cell/>
          <table:table-cell table:style-name="ce4" table:formula="of:=[.E18]+[.H18]" office:value-type="float" office:value="12319" calcext:value-type="float">
            <text:p>12319</text:p>
          </table:table-cell>
          <table:table-cell table:formula="of:=12597-[.E2]" office:value-type="float" office:value="278" calcext:value-type="float">
            <text:p>278</text:p>
          </table:table-cell>
          <table:table-cell office:value-type="float" office:value="199.481857061" calcext:value-type="float">
            <text:p>199,481857061</text:p>
          </table:table-cell>
          <table:table-cell office:value-type="float" office:value="0.153923034668" calcext:value-type="float">
            <text:p>0,153923034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9439549099" calcext:value-type="float">
            <text:p>97,94</text:p>
          </table:table-cell>
          <table:table-cell table:style-name="ce3" table:formula="of:=100 - SUM([.A3:.B3])" office:value-type="float" office:value="2.0560450901" calcext:value-type="float">
            <text:p>2,06</text:p>
          </table:table-cell>
          <table:table-cell/>
          <table:table-cell table:style-name="ce4" table:formula="of:=[.E19]+[.H19]" office:value-type="float" office:value="12338" calcext:value-type="float">
            <text:p>12338</text:p>
          </table:table-cell>
          <table:table-cell table:formula="of:=12597-[.E3]" office:value-type="float" office:value="259" calcext:value-type="float">
            <text:p>259</text:p>
          </table:table-cell>
          <table:table-cell office:value-type="float" office:value="210.032742023" calcext:value-type="float">
            <text:p>210,032742023</text:p>
          </table:table-cell>
          <table:table-cell office:value-type="float" office:value="0.165569782257" calcext:value-type="float">
            <text:p>0,16556978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3249980154" calcext:value-type="float">
            <text:p>98,32</text:p>
          </table:table-cell>
          <table:table-cell table:style-name="ce3" table:formula="of:=100 - SUM([.A4:.B4])" office:value-type="float" office:value="1.6750019846" calcext:value-type="float">
            <text:p>1,68</text:p>
          </table:table-cell>
          <table:table-cell/>
          <table:table-cell table:style-name="ce4" table:formula="of:=[.E20]+[.H20]" office:value-type="float" office:value="12386" calcext:value-type="float">
            <text:p>12386</text:p>
          </table:table-cell>
          <table:table-cell table:formula="of:=12597-[.E4]" office:value-type="float" office:value="211" calcext:value-type="float">
            <text:p>211</text:p>
          </table:table-cell>
          <table:table-cell office:value-type="float" office:value="261.068393946" calcext:value-type="float">
            <text:p>261,068393946</text:p>
          </table:table-cell>
          <table:table-cell office:value-type="float" office:value="0.176974058151" calcext:value-type="float">
            <text:p>0,17697405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3326982615" calcext:value-type="float">
            <text:p>97,33</text:p>
          </table:table-cell>
          <table:table-cell table:style-name="ce3" table:formula="of:=100 - SUM([.A5:.B5])" office:value-type="float" office:value="2.6673017385" calcext:value-type="float">
            <text:p>2,67</text:p>
          </table:table-cell>
          <table:table-cell/>
          <table:table-cell table:style-name="ce4" table:formula="of:=[.E21]+[.H21]" office:value-type="float" office:value="12261" calcext:value-type="float">
            <text:p>12261</text:p>
          </table:table-cell>
          <table:table-cell table:formula="of:=12597-[.E5]" office:value-type="float" office:value="336" calcext:value-type="float">
            <text:p>336</text:p>
          </table:table-cell>
          <table:table-cell office:value-type="float" office:value="162.00893116" calcext:value-type="float">
            <text:p>162,00893116</text:p>
          </table:table-cell>
          <table:table-cell office:value-type="float" office:value="0.188801050186" calcext:value-type="float">
            <text:p>0,188801050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1421767087" calcext:value-type="float">
            <text:p>97,14</text:p>
          </table:table-cell>
          <table:table-cell table:style-name="ce3" table:formula="of:=100 - SUM([.A6:.B6])" office:value-type="float" office:value="2.85782329129999" calcext:value-type="float">
            <text:p>2,86</text:p>
          </table:table-cell>
          <table:table-cell/>
          <table:table-cell table:style-name="ce4" table:formula="of:=[.E22]+[.H22]" office:value-type="float" office:value="12237" calcext:value-type="float">
            <text:p>12237</text:p>
          </table:table-cell>
          <table:table-cell table:formula="of:=12597-[.E6]" office:value-type="float" office:value="360" calcext:value-type="float">
            <text:p>360</text:p>
          </table:table-cell>
          <table:table-cell office:value-type="float" office:value="220.437307835" calcext:value-type="float">
            <text:p>220,437307835</text:p>
          </table:table-cell>
          <table:table-cell office:value-type="float" office:value="0.20029091835" calcext:value-type="float">
            <text:p>0,20029091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8963245217" calcext:value-type="float">
            <text:p>97,90</text:p>
          </table:table-cell>
          <table:table-cell table:style-name="ce3" table:formula="of:=100 - SUM([.A7:.B7])" office:value-type="float" office:value="2.1036754783" calcext:value-type="float">
            <text:p>2,10</text:p>
          </table:table-cell>
          <table:table-cell/>
          <table:table-cell table:style-name="ce4" table:formula="of:=[.E23]+[.H23]" office:value-type="float" office:value="12332" calcext:value-type="float">
            <text:p>12332</text:p>
          </table:table-cell>
          <table:table-cell table:formula="of:=12597-[.E7]" office:value-type="float" office:value="265" calcext:value-type="float">
            <text:p>265</text:p>
          </table:table-cell>
          <table:table-cell office:value-type="float" office:value="247.830197096" calcext:value-type="float">
            <text:p>247,830197096</text:p>
          </table:table-cell>
          <table:table-cell office:value-type="float" office:value="0.211179018021" calcext:value-type="float">
            <text:p>0,2111790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9518933079" calcext:value-type="float">
            <text:p>97,95</text:p>
          </table:table-cell>
          <table:table-cell table:style-name="ce3" table:formula="of:=100 - SUM([.A8:.B8])" office:value-type="float" office:value="2.04810669210001" calcext:value-type="float">
            <text:p>2,05</text:p>
          </table:table-cell>
          <table:table-cell/>
          <table:table-cell table:style-name="ce4" table:formula="of:=[.E24]+[.H24]" office:value-type="float" office:value="12339" calcext:value-type="float">
            <text:p>12339</text:p>
          </table:table-cell>
          <table:table-cell table:formula="of:=12597-[.E8]" office:value-type="float" office:value="258" calcext:value-type="float">
            <text:p>258</text:p>
          </table:table-cell>
          <table:table-cell office:value-type="float" office:value="262.00615406" calcext:value-type="float">
            <text:p>262,00615406</text:p>
          </table:table-cell>
          <table:table-cell office:value-type="float" office:value="0.223563909531" calcext:value-type="float">
            <text:p>0,22356390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3171932053" calcext:value-type="float">
            <text:p>98,32</text:p>
          </table:table-cell>
          <table:table-cell table:style-name="ce3" table:formula="of:=100 - SUM([.A9:.B9])" office:value-type="float" office:value="1.6828067947" calcext:value-type="float">
            <text:p>1,68</text:p>
          </table:table-cell>
          <table:table-cell/>
          <table:table-cell table:style-name="ce4" table:formula="of:=[.E25]+[.H25]" office:value-type="float" office:value="12385" calcext:value-type="float">
            <text:p>12385</text:p>
          </table:table-cell>
          <table:table-cell table:formula="of:=12597-[.E9]" office:value-type="float" office:value="212" calcext:value-type="float">
            <text:p>212</text:p>
          </table:table-cell>
          <table:table-cell office:value-type="float" office:value="268.25189805" calcext:value-type="float">
            <text:p>268,25189805</text:p>
          </table:table-cell>
          <table:table-cell office:value-type="float" office:value="0.234366893768" calcext:value-type="float">
            <text:p>0,23436689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6980473091" calcext:value-type="float">
            <text:p>97,70</text:p>
          </table:table-cell>
          <table:table-cell table:style-name="ce3" table:formula="of:=100 - SUM([.A10:.B10])" office:value-type="float" office:value="2.30195269089999" calcext:value-type="float">
            <text:p>2,30</text:p>
          </table:table-cell>
          <table:table-cell/>
          <table:table-cell table:style-name="ce4" table:formula="of:=[.E26]+[.H26]" office:value-type="float" office:value="12307" calcext:value-type="float">
            <text:p>12307</text:p>
          </table:table-cell>
          <table:table-cell table:formula="of:=12597-[.E10]" office:value-type="float" office:value="290" calcext:value-type="float">
            <text:p>290</text:p>
          </table:table-cell>
          <table:table-cell office:value-type="float" office:value="209.977447987" calcext:value-type="float">
            <text:p>209,977447987</text:p>
          </table:table-cell>
          <table:table-cell office:value-type="float" office:value="0.244806051254" calcext:value-type="float">
            <text:p>0,24480605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6980473091" calcext:value-type="float">
            <text:p>97,70</text:p>
          </table:table-cell>
          <table:table-cell table:style-name="ce3" table:formula="of:=100 - SUM([.A11:.B11])" office:value-type="float" office:value="2.30195269089999" calcext:value-type="float">
            <text:p>2,30</text:p>
          </table:table-cell>
          <table:table-cell/>
          <table:table-cell table:style-name="ce4" table:formula="of:=[.E27]+[.H27]" office:value-type="float" office:value="12307" calcext:value-type="float">
            <text:p>12307</text:p>
          </table:table-cell>
          <table:table-cell table:formula="of:=12597-[.E11]" office:value-type="float" office:value="290" calcext:value-type="float">
            <text:p>290</text:p>
          </table:table-cell>
          <table:table-cell office:value-type="float" office:value="305.231471062" calcext:value-type="float">
            <text:p>305,231471062</text:p>
          </table:table-cell>
          <table:table-cell office:value-type="float" office:value="0.256836891174" calcext:value-type="float">
            <text:p>0,256836891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80984588959" calcext:value-type="float">
            <text:p>97,8098458896</text:p>
          </table:table-cell>
          <table:table-cell table:formula="of:=AVERAGE([.C2:.C11])" office:value-type="float" office:value="2.19015411041" calcext:value-type="float">
            <text:p>2,190154110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21.1" calcext:value-type="float">
            <text:p>12321,1</text:p>
          </table:table-cell>
          <table:table-cell table:formula="of:=AVERAGE([.F2:.F11])" office:value-type="float" office:value="275.9" calcext:value-type="float">
            <text:p>275,9</text:p>
          </table:table-cell>
          <table:table-cell table:formula="of:=SUM([.G2:.G11])/10" office:value-type="float" office:value="234.632640028" calcext:value-type="float">
            <text:p>234,632640028</text:p>
          </table:table-cell>
          <table:table-cell table:formula="of:=SUM([.H2:.H11])/10" office:value-type="float" office:value="0.205631160736" calcext:value-type="float">
            <text:p>0,20563116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26.3" calcext:value-type="float">
            <text:p>5626,3</text:p>
          </table:table-cell>
          <table:table-cell table:formula="of:=AVERAGE([.G18:.G27])" office:value-type="float" office:value="236.4" calcext:value-type="float">
            <text:p>236,4</text:p>
          </table:table-cell>
          <table:table-cell/>
          <table:table-cell office:value-type="float" office:value="5540" calcext:value-type="float">
            <text:p>5540</text:p>
          </table:table-cell>
          <table:table-cell office:value-type="float" office:value="19" calcext:value-type="float">
            <text:p>19</text:p>
          </table:table-cell>
          <table:table-cell office:value-type="float" office:value="259" calcext:value-type="float">
            <text:p>259</text:p>
          </table:table-cell>
          <table:table-cell table:formula="of:=12597-SUM([.E18:.G18])" office:value-type="float" office:value="6779" calcext:value-type="float">
            <text:p>67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9.5" calcext:value-type="float">
            <text:p>39,5</text:p>
          </table:table-cell>
          <table:table-cell table:formula="of:=AVERAGE([.H18:.H27])" office:value-type="float" office:value="6694.8" calcext:value-type="float">
            <text:p>6694,8</text:p>
          </table:table-cell>
          <table:table-cell/>
          <table:table-cell office:value-type="float" office:value="5728" calcext:value-type="float">
            <text:p>5728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table:formula="of:=12597-SUM([.E19:.G19])" office:value-type="float" office:value="6610" calcext:value-type="float">
            <text:p>66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8" calcext:value-type="float">
            <text:p>5658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formula="of:=12597-SUM([.E20:.G20])" office:value-type="float" office:value="6728" calcext:value-type="float">
            <text:p>672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26.3" calcext:value-type="float">
            <text:p>5626,3</text:p>
          </table:table-cell>
          <table:table-cell table:number-columns-repeated="2"/>
          <table:table-cell office:value-type="float" office:value="5543" calcext:value-type="float">
            <text:p>5543</text:p>
          </table:table-cell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  <table:table-cell table:formula="of:=12597-SUM([.E21:.G21])" office:value-type="float" office:value="6718" calcext:value-type="float">
            <text:p>67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9.5" calcext:value-type="float">
            <text:p>39,5</text:p>
          </table:table-cell>
          <table:table-cell table:number-columns-repeated="2"/>
          <table:table-cell office:value-type="float" office:value="5493" calcext:value-type="float">
            <text:p>5493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formula="of:=12597-SUM([.E22:.G22])" office:value-type="float" office:value="6744" calcext:value-type="float">
            <text:p>674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36.4" calcext:value-type="float">
            <text:p>236,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table:formula="of:=12597-SUM([.E23:.G23])" office:value-type="float" office:value="6578" calcext:value-type="float">
            <text:p>657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4.8" calcext:value-type="float">
            <text:p>6694,8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6" calcext:value-type="float">
            <text:p>36</text:p>
          </table:table-cell>
          <table:table-cell office:value-type="float" office:value="222" calcext:value-type="float">
            <text:p>222</text:p>
          </table:table-cell>
          <table:table-cell table:formula="of:=12597-SUM([.E24:.G24])" office:value-type="float" office:value="6613" calcext:value-type="float">
            <text:p>661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4" calcext:value-type="float">
            <text:p>5664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formula="of:=12597-SUM([.E25:.G25])" office:value-type="float" office:value="6721" calcext:value-type="float">
            <text:p>672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6" calcext:value-type="float">
            <text:p>5576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formula="of:=12597-SUM([.E26:.G26])" office:value-type="float" office:value="6731" calcext:value-type="float">
            <text:p>67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1" calcext:value-type="float">
            <text:p>5581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8097959831706" calcext:value-type="float">
            <text:p>0,9780979598</text:p>
          </table:table-cell>
          <table:table-cell table:number-columns-repeated="2"/>
          <table:table-cell table:formula="of:=SUM([.E18:.E27])/10" office:value-type="float" office:value="5626.3" calcext:value-type="float">
            <text:p>5626,3</text:p>
          </table:table-cell>
          <table:table-cell table:formula="of:=SUM([.F18:.F27])/10" office:value-type="float" office:value="39.5" calcext:value-type="float">
            <text:p>39,5</text:p>
          </table:table-cell>
          <table:table-cell table:formula="of:=SUM([.G18:.G27])/10" office:value-type="float" office:value="236.4" calcext:value-type="float">
            <text:p>236,4</text:p>
          </table:table-cell>
          <table:table-cell table:formula="of:=SUM([.H18:.H27])/10" office:value-type="float" office:value="6694.8" calcext:value-type="float">
            <text:p>6694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1902040168294" calcext:value-type="float">
            <text:p>0,0219020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59677281798489" calcext:value-type="float">
            <text:p>0,9596772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134505442288" calcext:value-type="float">
            <text:p>0,99413450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43:12.886576754</meta:creation-date>
    <dc:date>2018-01-18T17:45:12.870851700</dc:date>
    <meta:editing-duration>PT2M1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